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pitch="variable" style:name="Wingdings" svg:font-family="Wingdings"/>
    <style:font-face style:font-family-generic="swiss" style:name="FreeSans1" svg:font-family="FreeSans"/>
    <style:font-face style:font-family-generic="roman" style:font-pitch="variable" style:name="Liberation Serif" svg:font-family="'Liberation Serif'"/>
    <style:font-face style:font-family-generic="roman" style:font-pitch="variable" style:name="RotisSerif" svg:font-family="RotisSerif"/>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Arial Narrow" svg:font-family="'Arial Narrow'"/>
    <style:font-face style:font-family-generic="swiss" style:font-pitch="variable" style:name="Arial Unicode MS" svg:font-family="'Arial Unicode M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Verdana" svg:font-family="Verdana"/>
    <style:font-face style:font-family-generic="system" style:font-pitch="variable" style:name="Droid Sans Fallback" svg:font-family="'Droid Sans Fallback'"/>
    <style:font-face style:font-family-generic="system" style:font-pitch="variable" style:name="FreeSans" svg:font-family="FreeSans"/>
    <style:font-face style:font-family-generic="swiss" style:font-pitch="variable" style:name="Verdana" svg:font-family="Verdana"/>
  </office:font-face-decls>
  <office:automatic-styles>
    <style:style style:family="text" style:name="a09157d">
      <style:text-properties fo:font-size="54pt"/>
    </style:style>
    <style:style style:family="text" style:name="a6f5227">
      <style:text-properties fo:font-size="54pt"/>
    </style:style>
    <style:style style:family="text" style:name="ac72acb">
      <style:text-properties fo:font-size="36pt"/>
    </style:style>
    <style:style style:family="text" style:name="a72e9c4">
      <style:text-properties fo:font-weight="bold"/>
    </style:style>
    <style:style style:family="text" style:name="a361eca">
      <style:text-properties fo:font-weight="bold"/>
    </style:style>
    <style:style style:family="text" style:name="ac7b4a2">
      <style:text-properties fo:font-weight="bold"/>
    </style:style>
    <style:style style:family="text" style:name="a827b11">
      <style:text-properties fo:font-style="italic"/>
    </style:style>
    <style:style style:family="text" style:name="a219821">
      <style:text-properties style:text-underline-style="solid"/>
    </style:style>
    <style:style style:family="text" style:name="a034af9">
      <style:text-properties fo:background-color="#FFC000"/>
    </style:style>
    <style:style style:family="text" style:name="a98b93d">
      <style:text-properties fo:background-color="#FFC000"/>
    </style:style>
    <style:style style:family="table-cell" style:name="a966e0d">
      <style:table-cell-properties fo:border-bottom="0.02mm solid #000000" fo:border-left="0.02mm solid #000000" fo:border-right="0.02mm solid #000000" fo:border-top="0.02mm solid #000000"/>
    </style:style>
    <style:style style:family="table-cell" style:name="a2a6dcb">
      <style:table-cell-properties fo:border-bottom="0.02mm solid #000000" fo:border-left="0.02mm solid #000000" fo:border-right="0.02mm solid #000000" fo:border-top="0.02mm solid #000000"/>
    </style:style>
    <style:style style:family="table-cell" style:name="a1eef1e">
      <style:table-cell-properties fo:border-bottom="0.02mm solid #000000" fo:border-left="0.02mm solid #000000" fo:border-right="0.02mm solid #000000" fo:border-top="0.02mm solid #000000"/>
    </style:style>
    <style:style style:family="table-cell" style:name="a771218">
      <style:table-cell-properties fo:border-bottom="0.02mm solid #000000" fo:border-left="0.02mm solid #000000" fo:border-right="0.02mm solid #000000" fo:border-top="0.02mm solid #000000"/>
    </style:style>
    <style:style style:family="table-cell" style:name="a22e192">
      <style:table-cell-properties fo:border-bottom="0.02mm solid #000000" fo:border-left="0.02mm solid #000000" fo:border-right="0.02mm solid #000000" fo:border-top="0.02mm solid #000000"/>
    </style:style>
    <style:style style:family="table-cell" style:name="a1d5aee">
      <style:table-cell-properties fo:border-bottom="0.02mm solid #000000" fo:border-left="0.02mm solid #000000" fo:border-right="0.02mm solid #000000" fo:border-top="0.02mm solid #000000"/>
    </style:style>
    <style:style style:family="table-cell" style:name="af07a1b">
      <style:table-cell-properties fo:border-bottom="0.02mm solid #000000" fo:border-left="0.02mm solid #000000" fo:border-right="0.02mm solid #000000" fo:border-top="0.02mm solid #000000"/>
    </style:style>
    <style:style style:family="table-cell" style:name="ad82710">
      <style:table-cell-properties fo:border-bottom="0.02mm solid #000000" fo:border-left="0.02mm solid #000000" fo:border-right="0.02mm solid #000000" fo:border-top="0.02mm solid #000000"/>
    </style:style>
    <style:style style:family="table-cell" style:name="a563238">
      <style:table-cell-properties fo:border-bottom="0.02mm solid #000000" fo:border-left="0.02mm solid #000000" fo:border-right="0.02mm solid #000000" fo:border-top="0.02mm solid #000000"/>
    </style:style>
    <style:style style:family="text" style:name="aa4fd77">
      <style:text-properties fo:background-color="#FF0000"/>
    </style:style>
    <style:style style:family="table-cell" style:name="aa93d58">
      <style:table-cell-properties fo:border-bottom="0.02mm solid #000000" fo:border-left="0.02mm solid #000000" fo:border-right="0.02mm solid #000000" fo:border-top="0.02mm solid #000000"/>
    </style:style>
    <style:style style:family="text" style:name="a30cc09">
      <style:text-properties fo:font-weight="bold"/>
    </style:style>
    <style:style style:family="table-cell" style:name="ab5ced9">
      <style:table-cell-properties fo:border-bottom="0.02mm solid #000000" fo:border-left="0.02mm solid #000000" fo:border-right="0.02mm solid #000000" fo:border-top="0.02mm solid #000000"/>
    </style:style>
    <style:style style:family="text" style:name="a7e5429">
      <style:text-properties fo:font-weight="bold"/>
    </style:style>
    <style:style style:family="table-cell" style:name="a401708">
      <style:table-cell-properties fo:border-bottom="0.02mm solid #000000" fo:border-left="0.02mm solid #000000" fo:border-right="0.02mm solid #000000" fo:border-top="0.02mm solid #000000"/>
    </style:style>
    <style:style style:family="text" style:name="ad0776a">
      <style:text-properties fo:font-weight="bold"/>
    </style:style>
    <style:style style:family="table-cell" style:name="a0c50c2">
      <style:table-cell-properties fo:border-bottom="0.02mm solid #000000" fo:border-left="0.02mm solid #000000" fo:border-right="0.02mm solid #000000" fo:border-top="0.02mm solid #000000"/>
    </style:style>
    <style:style style:family="text" style:name="a638819">
      <style:text-properties fo:background-color="#FFFF00" fo:font-weight="bold"/>
    </style:style>
    <style:style style:family="table-cell" style:name="a0ef877">
      <style:table-cell-properties fo:border-bottom="0.02mm solid #000000" fo:border-left="0.02mm solid #000000" fo:border-right="0.02mm solid #000000" fo:border-top="0.02mm solid #000000"/>
    </style:style>
    <style:style style:family="text" style:name="a611e92">
      <style:text-properties fo:font-weight="bold"/>
    </style:style>
    <style:style style:family="table-cell" style:name="a8f90a7">
      <style:table-cell-properties fo:border-bottom="0.02mm solid #000000" fo:border-left="0.02mm solid #000000" fo:border-right="0.02mm solid #000000" fo:border-top="0.02mm solid #000000"/>
    </style:style>
    <style:style style:family="table-column" style:name="adafd83">
      <style:table-column-properties style:rel-column-width="1000*"/>
    </style:style>
    <style:style style:family="table" style:name="a1f6f1b" style:parent-style-name="TableGrid">
      <style:table-properties/>
    </style:style>
    <style:style style:family="paragraph" style:name="a08848e" style:parent-style-name="Standard"/>
    <style:style style:family="paragraph" style:name="a463162" style:parent-style-name="Standard">
      <style:paragraph-properties fo:margin-left="7.5mm" fo:margin-right="0.0mm" fo:text-indent="-7.5mm"/>
      <style:text-properties style:font-name="Verdana" style:font-name-complex="Verdana"/>
    </style:style>
    <style:style style:family="text" style:name="ab851ec" style:parent-style-name="Hyperlink">
      <style:text-properties/>
    </style:style>
    <style:style style:family="text" style:name="a75e679">
      <style:text-properties style:text-underline-style="none"/>
    </style:style>
    <style:style style:family="text" style:name="a0a411b" style:parent-style-name="Hyperlink">
      <style:text-properties/>
    </style:style>
    <style:style style:family="paragraph" style:name="a0cf67c" style:parent-style-name="Standard">
      <style:paragraph-properties fo:margin-left="7.5mm" fo:margin-right="0.0mm" fo:text-indent="-7.5mm"/>
      <style:text-properties fo:font-size="14pt" fo:font-weight="bold" style:font-name="Verdana" style:font-name-complex="Verdana" style:font-size-asian="14pt" style:font-weight-asian="bold" style:text-underline-style="solid"/>
    </style:style>
    <style:style style:family="paragraph" style:name="a662d8f" style:parent-style-name="Standard">
      <style:paragraph-properties fo:margin-left="7.5mm" fo:margin-right="0.0mm" fo:text-indent="-7.5mm"/>
      <style:text-properties style:font-name="Verdana" style:font-name-complex="Verdana"/>
    </style:style>
    <style:style style:family="paragraph" style:name="a0298de" style:parent-style-name="Standard">
      <style:paragraph-properties fo:margin-left="7.5mm" fo:margin-right="0.0mm" fo:text-indent="-7.5mm"/>
      <style:text-properties style:font-name="Verdana" style:font-name-complex="Verdana"/>
    </style:style>
    <style:style style:family="paragraph" style:name="aff060b" style:parent-style-name="Standard">
      <style:paragraph-properties fo:margin-left="7.5mm" fo:margin-right="0.0mm" fo:text-indent="-7.5mm"/>
      <style:text-properties style:font-name="Verdana" style:font-name-complex="Verdana"/>
    </style:style>
    <style:style style:family="paragraph" style:name="aff7c8c" style:parent-style-name="Standard">
      <style:paragraph-properties fo:margin-left="7.5mm" fo:margin-right="0.0mm" fo:text-indent="-7.5mm"/>
      <style:text-properties style:font-name="Verdana" style:font-name-complex="Verdana"/>
    </style:style>
    <style:style style:family="paragraph" style:name="a710e24" style:parent-style-name="Standard">
      <style:paragraph-properties fo:margin-left="15.01mm" fo:margin-right="0.0mm" fo:text-indent="-15.01mm"/>
      <style:text-properties fo:background-color="#ffff00" fo:country="US" fo:font-style="italic" fo:font-weight="bold" fo:language="en" style:font-name="Verdana" style:font-name-complex="Verdana" style:font-style-asian="italic" style:font-weight-asian="bold" style:text-underline-style="solid"/>
    </style:style>
    <style:style style:family="text" style:name="ab4de33">
      <style:text-properties fo:background-color="#FF0000" style:text-underline-style="solid"/>
    </style:style>
    <style:style style:family="text" style:name="af2cfa1">
      <style:text-properties fo:background-color="#FF0000" fo:font-style="italic" style:text-underline-style="solid"/>
    </style:style>
    <style:style style:family="text" style:name="a988296">
      <style:text-properties fo:background-color="#FF0000" fo:font-style="italic" fo:font-weight="bold" style:text-underline-style="solid"/>
    </style:style>
    <style:style style:family="text" style:name="a3fafc1">
      <style:text-properties fo:background-color="#FFC000" fo:font-weight="bold"/>
    </style:style>
    <style:style style:family="text" style:name="a00be58">
      <style:text-properties fo:background-color="#FFC000" fo:font-weight="bold"/>
    </style:style>
    <style:style style:family="text" style:name="a0acce3">
      <style:text-properties fo:background-color="#FF0000" fo:font-size="36pt" fo:font-style="italic" fo:font-weight="bold" style:text-underline-style="solid"/>
    </style:style>
    <style:style style:family="text" style:name="a9f6d7e">
      <style:text-properties fo:background-color="#FFC000" fo:font-size="54pt" fo:font-weight="bold"/>
    </style:style>
    <style:style style:family="text" style:name="a0e2068">
      <style:text-properties fo:background-color="#FFC000" fo:font-size="54pt" fo:font-weight="bold"/>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710e24"/>
      <text:p text:style-name="aff7c8c"/>
      <text:p text:style-name="aff060b"/>
      <text:p text:style-name="a0298de"/>
      <text:p text:style-name="a662d8f"/>
      <text:p text:style-name="a0cf67c"><text:a xlink:href="http://www.eins.de" xlink:type="simple"><text:span text:style-name="a0a411b">Kapitel</text:span></text:a><text:a xlink:href="http://www.eins.de" xlink:type="simple"><text:span text:style-name="a75e679"><text:s text:c="28"/></text:span></text:a><text:a xlink:href="http://www.zwei.de" xlink:type="simple"><text:span text:style-name="ab851ec">10</text:span></text:a></text:p>
      <text:p text:style-name="a463162"/>
      <text:p text:style-name="a08848e"/>
      <table:table table:style-name="a1f6f1b">
        <table:table-column table:number-columns-repeated="5" table:style-name="adafd83"/>
        <table:table-row>
          <table:table-cell table:style-name="a8f90a7">
            <text:p><text:span text:style-name="a611e92">Montag</text:span></text:p>
          </table:table-cell>
          <table:table-cell table:style-name="a0ef877">
            <text:p><text:span text:style-name="a638819">Dienstag</text:span></text:p>
          </table:table-cell>
          <table:table-cell table:style-name="a0c50c2">
            <text:p><text:span text:style-name="ad0776a">Mittwoch</text:span></text:p>
          </table:table-cell>
          <table:table-cell table:style-name="a401708">
            <text:p><text:span text:style-name="a7e5429">Donnerstag</text:span></text:p>
          </table:table-cell>
          <table:table-cell table:style-name="ab5ced9">
            <text:p><text:span text:style-name="a30cc09">Freitag</text:span></text:p>
          </table:table-cell>
        </table:table-row>
        <table:table-row>
          <table:table-cell table:style-name="aa93d58">
            <text:p><text:span text:style-name="a0acce3">Rot Und BOLD</text:span></text:p>
          </table:table-cell>
          <table:table-cell table:style-name="a563238"/>
          <table:table-cell table:style-name="ad82710"/>
          <table:table-cell table:style-name="af07a1b"/>
          <table:table-cell table:style-name="a1d5aee"/>
        </table:table-row>
        <table:table-row>
          <table:table-cell table:style-name="a22e192"/>
          <table:table-cell table:style-name="a771218"/>
          <table:table-cell table:style-name="a1eef1e"/>
          <table:table-cell table:style-name="a2a6dcb"/>
          <table:table-cell table:style-name="a966e0d"/>
        </table:table-row>
      </table:table>
      <text:p/>
      <text:p><text:span text:style-name="a9f6d7e">Text</text:span></text:p>
      <text:p><text:span text:style-name="a0e2068">pfff</text:span></text:p>
      <text:p/>
      <text:p text:style-name="Standard"/>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pitch="variable" style:name="Wingdings" svg:font-family="Wingdings"/>
    <style:font-face style:font-family-generic="swiss" style:name="FreeSans1" svg:font-family="FreeSans"/>
    <style:font-face style:font-family-generic="roman" style:font-pitch="variable" style:name="Liberation Serif" svg:font-family="'Liberation Serif'"/>
    <style:font-face style:font-family-generic="roman" style:font-pitch="variable" style:name="RotisSerif" svg:font-family="RotisSerif"/>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Arial Narrow" svg:font-family="'Arial Narrow'"/>
    <style:font-face style:font-family-generic="swiss" style:font-pitch="variable" style:name="Arial Unicode MS" svg:font-family="'Arial Unicode M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Verdana" svg:font-family="Verdana"/>
    <style:font-face style:font-family-generic="system" style:font-pitch="variable" style:name="Droid Sans Fallback" svg:font-family="'Droid Sans Fallback'"/>
    <style:font-face style:font-family-generic="system" style:font-pitch="variable" style:name="FreeSans" svg:font-family="FreeSans"/>
    <style:font-face style:font-family-generic="swiss" style:font-pitch="variable" style:name="Verdana" svg:font-family="Verdana"/>
  </office:font-face-decls>
  <office:styles>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style style:family="paragraph">
      <style:text-properties fo:country="US" fo:font-size="12pt" fo:language="en" style:font-name="Liberation Serif" style:font-name-asian="Droid Sans Fallback" style:font-name-complex="FreeSans" style:font-size-asian="12pt"/>
    </style:default-style>
    <style:style style:family="paragraph" style:name="Standard" style:parent-style-name="default_paragraph_style">
      <style:text-properties fo:country="DE" fo:font-size="12pt" fo:language="de" style:font-name="Times New Roman" style:font-name-asian="Times New Roman" style:font-name-complex="Times New Roman" style:font-size-asian="12pt"/>
    </style:style>
    <style:style style:family="paragraph" style:name="Caption" style:parent-style-name="Standard">
      <style:paragraph-properties fo:margin-bottom="2.12mm" fo:margin-top="2.12mm"/>
      <style:text-properties fo:font-size="12pt" fo:font-style="italic" style:font-name-complex="FreeSans1" style:font-size-asian="12pt" style:font-style-asian="italic" style:font-style-complex="italic"/>
    </style:style>
    <style:style style:family="paragraph" style:name="Footer" style:parent-style-name="Standard">
      <style:paragraph-properties/>
    </style:style>
    <style:style style:family="paragraph" style:name="Header" style:parent-style-name="Standard">
      <style:paragraph-properties/>
    </style:style>
    <style:style style:default-outline-level="1" style:display-name="Heading 1" style:family="paragraph" style:name="Heading_20_1" style:next-style-name="Standard" style:parent-style-name="Standard">
      <style:paragraph-properties fo:margin-bottom="5.29mm" fo:margin-top="4.23mm"/>
      <style:text-properties fo:font-size="17pt" fo:font-weight="bold" style:font-name="RotisSerif" style:font-name-complex="RotisSerif" style:font-size-asian="10pt" style:font-weight-asian="bold"/>
    </style:style>
    <style:style style:family="paragraph" style:name="Heading" style:next-style-name="Text_20_body" style:parent-style-name="Standard">
      <style:paragraph-properties fo:margin-bottom="2.12mm" fo:margin-top="4.23mm"/>
      <style:text-properties fo:font-size="14pt" style:font-name="Liberation Sans" style:font-name-asian="Droid Sans Fallback" style:font-name-complex="FreeSans" style:font-size-asian="14pt"/>
    </style:style>
    <style:style style:family="paragraph" style:name="Index" style:parent-style-name="Standard">
      <style:text-properties style:font-name-complex="FreeSans1" style:font-size-asian="12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FreeSans1" style:font-size-asian="12pt"/>
    </style:style>
    <style:style style:display-name="Tahoma 16 Fett" style:family="paragraph" style:name="Tahoma_20_16_20_Fett" style:next-style-name="Standard" style:parent-style-name="Standard">
      <style:paragraph-properties/>
      <style:text-properties fo:font-size="16pt" fo:font-weight="bold" style:font-name="Tahoma" style:font-name-asian="Arial Unicode MS" style:font-name-complex="Tahoma" style:font-size-asian="11pt" style:font-weight-asian="bold"/>
    </style:style>
    <style:style style:display-name="Tahoma 16" style:family="paragraph" style:name="Tahoma_20_16" style:next-style-name="Standard" style:parent-style-name="Standard">
      <style:paragraph-properties/>
      <style:text-properties fo:font-size="16pt" style:font-name="Tahoma" style:font-name-complex="Tahoma" style:font-size-asian="11pt"/>
    </style:style>
    <style:style style:family="text" style:name="Absatz-Standardschriftart" style:parent-style-name="default_character_style"/>
    <style:style style:display-name="Hyperlink" style:family="text" style:name="Hyperlink" style:parent-style-name="default_character_style">
      <style:text-properties fo:color="#0080C0" style:text-underline-style="solid"/>
    </style:style>
    <style:style style:display-name="Internet link" style:family="text" style:name="Internet_20_link" style:parent-style-name="Absatz-Standardschriftart">
      <style:text-properties fo:color="#0000ff" style:text-underline-style="solid"/>
    </style:style>
    <style:default-style style:family="graphic">
      <style:text-properties fo:country="US" fo:font-size="12pt" fo:language="en" style:font-size-asian="12pt"/>
    </style:default-style>
    <style:style style:family="graphic" style:name="Graphics" style:parent-style-name="default_drawing_style">
      <style:graphic-properties style:horizontal-pos="center" style:horizontal-rel="paragraph" style:vertical-pos="top" style:vertical-rel="paragraph"/>
    </style:style>
    <style:style style:family="graphic" style:name="Frame" style:parent-style-name="default_drawing_style">
      <style:graphic-properties style:horizontal-pos="center" style:horizontal-rel="paragraph" style:vertical-pos="top" style:vertical-rel="paragraph" style:wrap="parallel" style:wrap-contour="false"/>
    </style:style>
    <style:style style:family="graphic" style:name="OLE" style:parent-style-name="default_drawing_style">
      <style:graphic-properties style:horizontal-pos="center" style:horizontal-rel="paragraph" style:vertical-pos="top" style:vertical-rel="paragraph"/>
    </style:style>
    <style:style style:display-name="Table Grid" style:family="table" style:name="TableGrid" style:parent-style-name="default_table_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760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3-09-20T11:34:4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